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285cm" fo:min-width="20.198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dash" draw:stroke-dash="Long_20_Dot_20__28_Rounded_29_" svg:stroke-width="0.081cm" svg:stroke-color="#2a6099" draw:marker-start-width="0.321cm" draw:marker-end-width="0.321cm" svg:stroke-linecap="round" draw:fill="none" draw:textarea-horizontal-align="justify" draw:textarea-vertical-align="middle" draw:auto-grow-height="false" fo:min-height="1.222cm" fo:min-width="3.722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dash" draw:stroke-dash="Long_20_Dot_20__28_Rounded_29_" svg:stroke-width="0.081cm" svg:stroke-color="#2a6099" draw:marker-start-width="0.321cm" draw:marker-end-width="0.321cm" svg:stroke-linecap="round" draw:fill="none" draw:textarea-horizontal-align="justify" draw:textarea-vertical-align="middle" draw:auto-grow-height="false" fo:min-height="1.222cm" fo:min-width="3.75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dash" draw:stroke-dash="Long_20_Dot_20__28_Rounded_29_" svg:stroke-width="0.081cm" svg:stroke-color="#2a6099" draw:marker-start-width="0.321cm" draw:marker-end-width="0.321cm" svg:stroke-linecap="round" draw:fill="none" draw:textarea-horizontal-align="justify" draw:textarea-vertical-align="middle" draw:auto-grow-height="false" fo:min-height="1.222cm" fo:min-width="3.878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0.848cm" fo:min-width="20.198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94cm" fo:min-width="2.378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stroke="solid" draw:stroke-dash="Long_20_Dot_20__28_Rounded_29_" svg:stroke-width="0.081cm" svg:stroke-color="#000000" draw:marker-start-width="0.321cm" draw:marker-end-width="0.321cm" svg:stroke-linecap="round" draw:fill="none" draw:textarea-horizontal-align="justify" draw:textarea-vertical-align="middle" draw:auto-grow-height="false" fo:min-height="1.222cm" fo:min-width="5.77cm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0.518cm"/>
      <style:paragraph-properties style:writing-mode="lr-tb"/>
    </style:style>
    <style:style style:name="gr10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3.163cm" fo:min-width="21.01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="" draw:marker-start-width="0.421cm" draw:marker-end="Arrowheads_20_4" draw:marker-end-width="0.4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="" draw:marker-start-width="0.421cm" draw:marker-end="Arrowheads_20_4" draw:marker-end-width="0.421cm" draw:textarea-vertical-align="middle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358cm"/>
      <style:paragraph-properties style:writing-mode="lr-tb"/>
    </style:style>
    <style:style style:name="gr15" style:family="graphic" style:parent-style-name="objectwithoutfill">
      <style:graphic-properties svg:stroke-width="0.081cm" svg:stroke-color="#000000" draw:marker-start="Arrowheads_20_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0000" draw:marker-start-width="0.321cm" draw:marker-end="Arrowheads_20_4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cm" fo:min-width="4.082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cm" fo:min-width="9.262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cm" fo:min-width="9.802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cm" fo:min-width="4.897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b4c7dc" loext:opacity="100%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fo:color="#b4c7dc" loext:opacity="100%" style:font-name="LM Mono 10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color="#2a6099" loext:opacity="100%"/>
    </style:style>
    <style:style style:name="P6" style:family="paragraph">
      <loext:graphic-properties draw:fill="none"/>
      <style:paragraph-properties fo:text-align="center"/>
      <style:text-properties fo:color="#2a6099" loext:opacity="100%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color="#2a6099" loext:opacity="100%" style:font-name="LM Mono 10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fo:color="#000000" loext:opacity="100%" style:font-name="LM Mono 10" fo:font-size="22pt" fo:font-weight="bold" style:font-size-asian="22pt" style:font-weight-asian="bold" style:font-size-complex="22pt" style:font-weight-complex="bold"/>
    </style:style>
    <style:style style:name="P11" style:family="paragraph">
      <style:text-properties style:font-name="LM Mono 10" fo:font-size="11pt" fo:font-weight="bold"/>
    </style:style>
    <style:style style:name="P12" style:family="paragraph">
      <loext:graphic-properties draw:fill="none" draw:fill-color="#ffffff"/>
      <style:text-properties style:font-name="LM Mono 10" fo:font-size="11pt" fo:font-weight="bold"/>
    </style:style>
    <style:style style:name="P13" style:family="paragraph">
      <loext:graphic-properties draw:fill="none"/>
      <style:paragraph-properties fo:text-align="center"/>
      <style:text-properties style:font-name="LM Mono 10"/>
    </style:style>
    <style:style style:name="P14" style:family="paragraph">
      <style:text-properties fo:font-size="14pt"/>
    </style:style>
    <style:style style:name="P15" style:family="paragraph">
      <loext:graphic-properties draw:fill="none" draw:fill-color="#ffffff"/>
      <style:text-properties fo:font-size="14pt"/>
    </style:style>
    <style:style style:name="T1" style:family="text">
      <style:text-properties style:font-name="LM Mono 1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b4c7dc" loext:opacity="100%" style:font-name="LM Mono 10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2a6099" loext:opacity="100%" style:font-name="LM Mono 1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2a6099" loext:opacity="100%" style:font-name="LM Mono 10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 loext:opacity="100%" style:font-name="LM Mono 10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LM Mono 1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778cm" svg:height="1.615cm" svg:x="4.252cm" svg:y="6.65cm">
          <text:p text:style-name="P1"><text:span text:style-name="T1">A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302cm" svg:height="1.552cm" svg:x="14.035cm" svg:y="16.375cm">
          <text:p text:style-name="P3"><text:span text:style-name="T2">US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3cm" svg:height="1.552cm" svg:x="4.307cm" svg:y="16.423cm">
          <text:p text:style-name="P1"><text:span text:style-name="T2">B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58cm" svg:height="1.552cm" svg:x="9.042cm" svg:y="16.423cm">
          <text:p text:style-name="P1"><text:span text:style-name="T2">NFC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0.778cm" svg:height="1.178cm" svg:x="4.252cm" svg:y="14.187cm">
          <text:p text:style-name="P5"><text:span text:style-name="T3">User Imple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958cm" svg:height="1.27cm" svg:x="4.292cm" svg:y="12.6cm">
          <text:p text:style-name="P7"><text:span text:style-name="T4">up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958cm" svg:height="1.27cm" svg:x="7.892cm" svg:y="12.6cm">
          <text:p text:style-name="P7"><text:span text:style-name="T4">uv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958cm" svg:height="1.27cm" svg:x="11.392cm" svg:y="12.6cm">
          <text:p text:style-name="P7"><text:span text:style-name="T4">selec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958cm" svg:height="1.27cm" svg:x="14.992cm" svg:y="12.6cm">
          <text:p text:style-name="P7"><text:span text:style-name="T4">read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958cm" svg:height="1.27cm" svg:x="18.592cm" svg:y="12.6cm">
          <text:p text:style-name="P7"><text:span text:style-name="T4">writ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958cm" svg:height="1.27cm" svg:x="22.092cm" svg:y="12.6cm">
          <text:p text:style-name="P7"><text:span text:style-name="T4">delet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6.35cm" svg:height="1.552cm" svg:x="18.68cm" svg:y="16.375cm">
          <text:p text:style-name="P9"><text:span text:style-name="T5">UHID (linux)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2.925cm" svg:y1="16.387cm" svg:x2="22.925cm" svg:y2="15.435cm">
          <text:p/>
        </draw:line>
        <draw:frame draw:style-name="gr9" draw:text-style-name="P12" draw:layer="layout" svg:width="3.81cm" svg:height="0.768cm" svg:x="22.925cm" svg:y="15.619cm">
          <draw:text-box>
            <text:p text:style-name="P11">uhid_read_packet</text:p>
          </draw:text-box>
        </draw:frame>
        <draw:line draw:style-name="gr8" draw:text-style-name="P2" draw:layer="layout" svg:x1="20.725cm" svg:y1="15.356cm" svg:x2="20.725cm" svg:y2="16.308cm">
          <text:p/>
        </draw:line>
        <draw:frame draw:style-name="gr9" draw:text-style-name="P12" draw:layer="layout" svg:width="4.16cm" svg:height="0.768cm" svg:x="16.675cm" svg:y="15.619cm">
          <draw:text-box>
            <text:p text:style-name="P11">uhid_write_packet</text:p>
          </draw:text-box>
        </draw:frame>
        <draw:custom-shape draw:style-name="gr7" draw:text-style-name="P10" draw:layer="layout" svg:width="6.35cm" svg:height="1.552cm" svg:x="18.58cm" svg:y="9.475cm">
          <text:p text:style-name="P9"><text:span text:style-name="T5">CtapHi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1.59cm" svg:height="3.493cm" svg:x="3.875cm" svg:y="12.212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2.755cm" svg:y1="12.23cm" svg:x2="22.755cm" svg:y2="11.06cm">
          <text:p/>
        </draw:line>
        <draw:line draw:style-name="gr11" draw:text-style-name="P1" draw:layer="layout" svg:x1="22.755cm" svg:y1="9.43cm" svg:x2="22.755cm" svg:y2="8.26cm">
          <text:p/>
        </draw:line>
        <draw:line draw:style-name="gr12" draw:text-style-name="P1" draw:layer="layout" svg:x1="14.455cm" svg:y1="12.23cm" svg:x2="14.455cm" svg:y2="8.302cm">
          <text:p text:style-name="P1"/>
        </draw:line>
        <draw:frame draw:style-name="gr9" draw:text-style-name="P12" draw:layer="layout" svg:width="3.81cm" svg:height="0.768cm" svg:x="14.377cm" svg:y="9.757cm">
          <draw:text-box>
            <text:p text:style-name="P11">handle(REQUEST)</text:p>
          </draw:text-box>
        </draw:frame>
        <draw:frame draw:style-name="gr9" draw:text-style-name="P12" draw:layer="layout" svg:width="3.81cm" svg:height="0.768cm" svg:x="22.872cm" svg:y="8.487cm">
          <draw:text-box>
            <text:p text:style-name="P11">handle(REQUEST)</text:p>
          </draw:text-box>
        </draw:frame>
        <draw:frame draw:style-name="gr13" draw:text-style-name="P12" draw:layer="layout" svg:width="4.445cm" svg:height="0.768cm" svg:x="22.925cm" svg:y="11.26cm">
          <draw:text-box>
            <text:p text:style-name="P11">handle(USB_PACKET)</text:p>
          </draw:text-box>
        </draw:frame>
        <draw:line draw:style-name="gr11" draw:text-style-name="P1" draw:layer="layout" svg:x1="20.955cm" svg:y1="11.081cm" svg:x2="20.955cm" svg:y2="12.251cm">
          <text:p/>
        </draw:line>
        <draw:line draw:style-name="gr11" draw:text-style-name="P1" draw:layer="layout" svg:x1="20.955cm" svg:y1="8.261cm" svg:x2="20.955cm" svg:y2="9.431cm">
          <text:p/>
        </draw:line>
        <draw:frame draw:style-name="gr9" draw:text-style-name="P12" draw:layer="layout" svg:width="2.16cm" svg:height="0.768cm" svg:x="18.772cm" svg:y="8.487cm">
          <draw:text-box>
            <text:p text:style-name="P11">RESPONSE</text:p>
          </draw:text-box>
        </draw:frame>
        <draw:frame draw:style-name="gr14" draw:text-style-name="P12" draw:layer="layout" svg:width="4.992cm" svg:height="0.768cm" svg:x="15.94cm" svg:y="11.187cm">
          <draw:text-box>
            <text:p text:style-name="P11">CtapHidMessageIterator</text:p>
          </draw:text-box>
        </draw:frame>
        <draw:line draw:style-name="gr12" draw:text-style-name="P1" draw:layer="layout" svg:x1="13.055cm" svg:y1="8.323cm" svg:x2="13.055cm" svg:y2="12.251cm">
          <text:p/>
        </draw:line>
        <draw:frame draw:style-name="gr9" draw:text-style-name="P12" draw:layer="layout" svg:width="2.16cm" svg:height="0.768cm" svg:x="10.922cm" svg:y="9.842cm">
          <draw:text-box>
            <text:p text:style-name="P11">RESPONSE</text:p>
          </draw:text-box>
        </draw:frame>
        <draw:line draw:style-name="gr15" draw:text-style-name="P2" draw:layer="layout" svg:x1="4.275cm" svg:y1="7.302cm" svg:x2="3.005cm" svg:y2="7.302cm">
          <text:p/>
        </draw:line>
        <draw:line draw:style-name="gr16" draw:text-style-name="P2" draw:layer="layout" svg:x1="3.005cm" svg:y1="13.335cm" svg:x2="3.005cm" svg:y2="7.302cm">
          <text:p/>
        </draw:line>
        <draw:line draw:style-name="gr17" draw:text-style-name="P2" draw:layer="layout" svg:x1="3.005cm" svg:y1="13.336cm" svg:x2="4.275cm" svg:y2="13.335cm">
          <text:p/>
        </draw:line>
        <draw:frame draw:style-name="gr13" draw:text-style-name="P12" draw:layer="layout" svg:width="2.54cm" svg:height="0.768cm" draw:transform="rotate (1.5707963267949) translate (2.37cm 11.747cm)">
          <draw:text-box>
            <text:p text:style-name="P11">callbacks</text:p>
          </draw:text-box>
        </draw:frame>
        <draw:custom-shape draw:style-name="gr18" draw:text-style-name="P13" draw:layer="layout" svg:width="4.662cm" svg:height="1.27cm" svg:x="4.375cm" svg:y="3.492cm">
          <text:p text:style-name="P1"><text:span text:style-name="T6">getAsser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9.842cm" svg:height="1.27cm" svg:x="15.17cm" svg:y="5.062cm">
          <text:p text:style-name="P1"><text:span text:style-name="T6">getInf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0.382cm" svg:height="1.27cm" svg:x="4.37cm" svg:y="5.08cm">
          <text:p text:style-name="P1"><text:span text:style-name="T6">clientPin (pinUvAuth)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5.477cm" svg:height="1.27cm" svg:x="9.275cm" svg:y="3.492cm">
          <text:p text:style-name="P1"><text:span text:style-name="T6">makeCredential</text:span></text:p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7.303cm" svg:height="0.953cm" svg:x="1.117cm" svg:y="19.17cm">
          <draw:text-box>
            <text:p text:style-name="P14">© David Sugar (r4gus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1013 1130" svg:d="M1009 1050l-449-1008-22-30-29-12-34 12-21 26-449 1012-5 13v8l5 21 12 21 17 13 21 4h903l21-4 21-13 9-21 4-21v-8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2T18:41:34.932672962</meta:creation-date>
    <dc:date>2023-10-12T19:34:29.300409950</dc:date>
    <meta:editing-duration>PT52M42S</meta:editing-duration>
    <meta:editing-cycles>25</meta:editing-cycles>
    <meta:generator>LibreOffice/7.3.7.2$Linux_X86_64 LibreOffice_project/30$Build-2</meta:generator>
    <meta:document-statistic meta:object-count="39"/>
  </office:meta>
</office:document-meta>
</file>